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Camera">
        <table:table-column/>
        <table:table-column/>
        <table:table-row>
          <table:table-cell office:value-type="string">
            <text:p>Manufacturer</text:p>
          </table:table-cell>
          <table:table-cell office:value-type="string">
            <text:p>Count</text:p>
          </table:table-cell>
        </table:table-row>
        <table:table-row>
          <table:table-cell office:value-type="string">
            <text:p>NIKON CORPORATION</text:p>
          </table:table-cell>
          <table:table-cell office:value="985" office:value-type="float"/>
        </table:table-row>
        <table:table-row>
          <table:table-cell/>
          <table:table-cell/>
        </table:table-row>
        <table:table-row>
          <table:table-cell office:value-type="string">
            <text:p>Cameras</text:p>
          </table:table-cell>
          <table:table-cell office:value-type="string">
            <text:p>Count</text:p>
          </table:table-cell>
        </table:table-row>
        <table:table-row>
          <table:table-cell office:value-type="string">
            <text:p>NIKON Z 6_2</text:p>
          </table:table-cell>
          <table:table-cell office:value="985" office:value-type="float"/>
        </table:table-row>
        <table:table-row>
          <table:table-cell/>
          <table:table-cell/>
        </table:table-row>
        <table:table-row>
          <table:table-cell office:value-type="string">
            <text:p>Lenses</text:p>
          </table:table-cell>
          <table:table-cell office:value-type="string">
            <text:p>Count</text:p>
          </table:table-cell>
        </table:table-row>
        <table:table-row>
          <table:table-cell office:value-type="string">
            <text:p>AF-S Nikkor 35mm f/1.8G ED</text:p>
          </table:table-cell>
          <table:table-cell office:value="93" office:value-type="float"/>
        </table:table-row>
        <table:table-row>
          <table:table-cell office:value-type="string">
            <text:p>AF-S Zoom-Nikkor 14-24mm f/2.8G ED</text:p>
          </table:table-cell>
          <table:table-cell office:value="148" office:value-type="float"/>
        </table:table-row>
        <table:table-row>
          <table:table-cell office:value-type="string">
            <text:p>AF-S Nikkor 70-200mm f/4G ED VR</text:p>
          </table:table-cell>
          <table:table-cell office:value="388" office:value-type="float"/>
        </table:table-row>
        <table:table-row>
          <table:table-cell office:value-type="string">
            <text:p>AF-S Nikkor 50mm f/1.8G</text:p>
          </table:table-cell>
          <table:table-cell office:value="121" office:value-type="float"/>
        </table:table-row>
        <table:table-row>
          <table:table-cell office:value-type="string">
            <text:p>AF-S Nikkor 24-120mm f/4G ED VR</text:p>
          </table:table-cell>
          <table:table-cell office:value="33" office:value-type="float"/>
        </table:table-row>
        <table:table-row>
          <table:table-cell office:value-type="string">
            <text:p>NIKKOR Z 24-120mm f/4 S</text:p>
          </table:table-cell>
          <table:table-cell office:value="192" office:value-type="float"/>
        </table:table-row>
        <table:table-row>
          <table:table-cell office:value-type="string">
            <text:p>AF-S VR Micro-Nikkor 105mm f/2.8G IF-ED</text:p>
          </table:table-cell>
          <table:table-cell office:value="10" office:value-type="float"/>
        </table:table-row>
        <table:table-row>
          <table:table-cell/>
          <table:table-cell/>
        </table:table-row>
      </table:table>
      <table:table table:name="Image">
        <table:table-column/>
        <table:table-column/>
        <table:table-row>
          <table:table-cell office:value-type="string">
            <text:p>Shooting Modes</text:p>
          </table:table-cell>
          <table:table-cell office:value-type="string">
            <text:p>Count</text:p>
          </table:table-cell>
        </table:table-row>
        <table:table-row>
          <table:table-cell office:value-type="string">
            <text:p>Manual</text:p>
          </table:table-cell>
          <table:table-cell office:value="627" office:value-type="float"/>
        </table:table-row>
        <table:table-row>
          <table:table-cell office:value-type="string">
            <text:p>Aperture-priority AE</text:p>
          </table:table-cell>
          <table:table-cell office:value="156" office:value-type="float"/>
        </table:table-row>
        <table:table-row>
          <table:table-cell office:value-type="string">
            <text:p>Shutter speed priority AE</text:p>
          </table:table-cell>
          <table:table-cell office:value="202" office:value-type="float"/>
        </table:table-row>
        <table:table-row>
          <table:table-cell/>
          <table:table-cell/>
        </table:table-row>
        <table:table-row>
          <table:table-cell office:value-type="string">
            <text:p>Apertures</text:p>
          </table:table-cell>
          <table:table-cell office:value-type="string">
            <text:p>Count</text:p>
          </table:table-cell>
        </table:table-row>
        <table:table-row>
          <table:table-cell office:value="1.8" office:value-type="float"/>
          <table:table-cell office:value="21" office:value-type="float"/>
        </table:table-row>
        <table:table-row>
          <table:table-cell office:value="2.2" office:value-type="float"/>
          <table:table-cell office:value="4" office:value-type="float"/>
        </table:table-row>
        <table:table-row>
          <table:table-cell office:value="2.5" office:value-type="float"/>
          <table:table-cell office:value="1" office:value-type="float"/>
        </table:table-row>
        <table:table-row>
          <table:table-cell office:value="2.8" office:value-type="float"/>
          <table:table-cell office:value="96" office:value-type="float"/>
        </table:table-row>
        <table:table-row>
          <table:table-cell office:value="4.0" office:value-type="float"/>
          <table:table-cell office:value="270" office:value-type="float"/>
        </table:table-row>
        <table:table-row>
          <table:table-cell office:value="4.5" office:value-type="float"/>
          <table:table-cell office:value="10" office:value-type="float"/>
        </table:table-row>
        <table:table-row>
          <table:table-cell office:value="5.0" office:value-type="float"/>
          <table:table-cell office:value="2" office:value-type="float"/>
        </table:table-row>
        <table:table-row>
          <table:table-cell office:value="5.6" office:value-type="float"/>
          <table:table-cell office:value="99" office:value-type="float"/>
        </table:table-row>
        <table:table-row>
          <table:table-cell office:value="6.3" office:value-type="float"/>
          <table:table-cell office:value="13" office:value-type="float"/>
        </table:table-row>
        <table:table-row>
          <table:table-cell office:value="7.1" office:value-type="float"/>
          <table:table-cell office:value="8" office:value-type="float"/>
        </table:table-row>
        <table:table-row>
          <table:table-cell office:value="8.0" office:value-type="float"/>
          <table:table-cell office:value="93" office:value-type="float"/>
        </table:table-row>
        <table:table-row>
          <table:table-cell office:value="9.0" office:value-type="float"/>
          <table:table-cell office:value="14" office:value-type="float"/>
        </table:table-row>
        <table:table-row>
          <table:table-cell office:value="10.0" office:value-type="float"/>
          <table:table-cell office:value="16" office:value-type="float"/>
        </table:table-row>
        <table:table-row>
          <table:table-cell office:value="11.0" office:value-type="float"/>
          <table:table-cell office:value="330" office:value-type="float"/>
        </table:table-row>
        <table:table-row>
          <table:table-cell office:value="13.0" office:value-type="float"/>
          <table:table-cell office:value="1" office:value-type="float"/>
        </table:table-row>
        <table:table-row>
          <table:table-cell office:value="14.0" office:value-type="float"/>
          <table:table-cell office:value="1" office:value-type="float"/>
        </table:table-row>
        <table:table-row>
          <table:table-cell office:value="16.0" office:value-type="float"/>
          <table:table-cell office:value="1" office:value-type="float"/>
        </table:table-row>
        <table:table-row>
          <table:table-cell office:value="20.0" office:value-type="float"/>
          <table:table-cell office:value="1" office:value-type="float"/>
        </table:table-row>
        <table:table-row>
          <table:table-cell office:value="22.0" office:value-type="float"/>
          <table:table-cell office:value="1" office:value-type="float"/>
        </table:table-row>
        <table:table-row>
          <table:table-cell office:value="25.0" office:value-type="float"/>
          <table:table-cell office:value="1" office:value-type="float"/>
        </table:table-row>
        <table:table-row>
          <table:table-cell office:value="29.0" office:value-type="float"/>
          <table:table-cell office:value="2" office:value-type="float"/>
        </table:table-row>
        <table:table-row>
          <table:table-cell/>
          <table:table-cell/>
        </table:table-row>
        <table:table-row>
          <table:table-cell office:value-type="string">
            <text:p>Shutter Speed</text:p>
          </table:table-cell>
          <table:table-cell office:value-type="string">
            <text:p>Count</text:p>
          </table:table-cell>
        </table:table-row>
        <table:table-row>
          <table:table-cell office:value-type="string">
            <text:p>1</text:p>
          </table:table-cell>
          <table:table-cell office:value="1" office:value-type="float"/>
        </table:table-row>
        <table:table-row>
          <table:table-cell office:value-type="string">
            <text:p>1/1.6</text:p>
          </table:table-cell>
          <table:table-cell office:value="1" office:value-type="float"/>
        </table:table-row>
        <table:table-row>
          <table:table-cell office:value-type="string">
            <text:p>1/3</text:p>
          </table:table-cell>
          <table:table-cell office:value="1" office:value-type="float"/>
        </table:table-row>
        <table:table-row>
          <table:table-cell office:value-type="string">
            <text:p>1/4</text:p>
          </table:table-cell>
          <table:table-cell office:value="4" office:value-type="float"/>
        </table:table-row>
        <table:table-row>
          <table:table-cell office:value-type="string">
            <text:p>1/5</text:p>
          </table:table-cell>
          <table:table-cell office:value="16" office:value-type="float"/>
        </table:table-row>
        <table:table-row>
          <table:table-cell office:value-type="string">
            <text:p>1/6</text:p>
          </table:table-cell>
          <table:table-cell office:value="7" office:value-type="float"/>
        </table:table-row>
        <table:table-row>
          <table:table-cell office:value-type="string">
            <text:p>1/8</text:p>
          </table:table-cell>
          <table:table-cell office:value="12" office:value-type="float"/>
        </table:table-row>
        <table:table-row>
          <table:table-cell office:value-type="string">
            <text:p>1/10</text:p>
          </table:table-cell>
          <table:table-cell office:value="23" office:value-type="float"/>
        </table:table-row>
        <table:table-row>
          <table:table-cell office:value-type="string">
            <text:p>1/13</text:p>
          </table:table-cell>
          <table:table-cell office:value="89" office:value-type="float"/>
        </table:table-row>
        <table:table-row>
          <table:table-cell office:value-type="string">
            <text:p>1/15</text:p>
          </table:table-cell>
          <table:table-cell office:value="25" office:value-type="float"/>
        </table:table-row>
        <table:table-row>
          <table:table-cell office:value-type="string">
            <text:p>1/20</text:p>
          </table:table-cell>
          <table:table-cell office:value="105" office:value-type="float"/>
        </table:table-row>
        <table:table-row>
          <table:table-cell office:value-type="string">
            <text:p>1/25</text:p>
          </table:table-cell>
          <table:table-cell office:value="38" office:value-type="float"/>
        </table:table-row>
        <table:table-row>
          <table:table-cell office:value-type="string">
            <text:p>1/30</text:p>
          </table:table-cell>
          <table:table-cell office:value="68" office:value-type="float"/>
        </table:table-row>
        <table:table-row>
          <table:table-cell office:value-type="string">
            <text:p>1/40</text:p>
          </table:table-cell>
          <table:table-cell office:value="54" office:value-type="float"/>
        </table:table-row>
        <table:table-row>
          <table:table-cell office:value-type="string">
            <text:p>1/50</text:p>
          </table:table-cell>
          <table:table-cell office:value="102" office:value-type="float"/>
        </table:table-row>
        <table:table-row>
          <table:table-cell office:value-type="string">
            <text:p>1/60</text:p>
          </table:table-cell>
          <table:table-cell office:value="24" office:value-type="float"/>
        </table:table-row>
        <table:table-row>
          <table:table-cell office:value-type="string">
            <text:p>1/80</text:p>
          </table:table-cell>
          <table:table-cell office:value="33" office:value-type="float"/>
        </table:table-row>
        <table:table-row>
          <table:table-cell office:value-type="string">
            <text:p>1/100</text:p>
          </table:table-cell>
          <table:table-cell office:value="105" office:value-type="float"/>
        </table:table-row>
        <table:table-row>
          <table:table-cell office:value-type="string">
            <text:p>1/125</text:p>
          </table:table-cell>
          <table:table-cell office:value="18" office:value-type="float"/>
        </table:table-row>
        <table:table-row>
          <table:table-cell office:value-type="string">
            <text:p>1/160</text:p>
          </table:table-cell>
          <table:table-cell office:value="18" office:value-type="float"/>
        </table:table-row>
        <table:table-row>
          <table:table-cell office:value-type="string">
            <text:p>1/200</text:p>
          </table:table-cell>
          <table:table-cell office:value="94" office:value-type="float"/>
        </table:table-row>
        <table:table-row>
          <table:table-cell office:value-type="string">
            <text:p>1/250</text:p>
          </table:table-cell>
          <table:table-cell office:value="132" office:value-type="float"/>
        </table:table-row>
        <table:table-row>
          <table:table-cell office:value-type="string">
            <text:p>1/320</text:p>
          </table:table-cell>
          <table:table-cell office:value="8" office:value-type="float"/>
        </table:table-row>
        <table:table-row>
          <table:table-cell office:value-type="string">
            <text:p>1/400</text:p>
          </table:table-cell>
          <table:table-cell office:value="3" office:value-type="float"/>
        </table:table-row>
        <table:table-row>
          <table:table-cell/>
          <table:table-cell/>
        </table:table-row>
        <table:table-row>
          <table:table-cell office:value-type="string">
            <text:p>ISO</text:p>
          </table:table-cell>
          <table:table-cell office:value-type="string">
            <text:p>Count</text:p>
          </table:table-cell>
        </table:table-row>
        <table:table-row>
          <table:table-cell office:value="100" office:value-type="float"/>
          <table:table-cell office:value="297" office:value-type="float"/>
        </table:table-row>
        <table:table-row>
          <table:table-cell office:value="110" office:value-type="float"/>
          <table:table-cell office:value="10" office:value-type="float"/>
        </table:table-row>
        <table:table-row>
          <table:table-cell office:value="125" office:value-type="float"/>
          <table:table-cell office:value="10" office:value-type="float"/>
        </table:table-row>
        <table:table-row>
          <table:table-cell office:value="140" office:value-type="float"/>
          <table:table-cell office:value="5" office:value-type="float"/>
        </table:table-row>
        <table:table-row>
          <table:table-cell office:value="160" office:value-type="float"/>
          <table:table-cell office:value="5" office:value-type="float"/>
        </table:table-row>
        <table:table-row>
          <table:table-cell office:value="180" office:value-type="float"/>
          <table:table-cell office:value="5" office:value-type="float"/>
        </table:table-row>
        <table:table-row>
          <table:table-cell office:value="200" office:value-type="float"/>
          <table:table-cell office:value="28" office:value-type="float"/>
        </table:table-row>
        <table:table-row>
          <table:table-cell office:value="220" office:value-type="float"/>
          <table:table-cell office:value="7" office:value-type="float"/>
        </table:table-row>
        <table:table-row>
          <table:table-cell office:value="250" office:value-type="float"/>
          <table:table-cell office:value="11" office:value-type="float"/>
        </table:table-row>
        <table:table-row>
          <table:table-cell office:value="280" office:value-type="float"/>
          <table:table-cell office:value="9" office:value-type="float"/>
        </table:table-row>
        <table:table-row>
          <table:table-cell office:value="320" office:value-type="float"/>
          <table:table-cell office:value="2" office:value-type="float"/>
        </table:table-row>
        <table:table-row>
          <table:table-cell office:value="360" office:value-type="float"/>
          <table:table-cell office:value="10" office:value-type="float"/>
        </table:table-row>
        <table:table-row>
          <table:table-cell office:value="400" office:value-type="float"/>
          <table:table-cell office:value="47" office:value-type="float"/>
        </table:table-row>
        <table:table-row>
          <table:table-cell office:value="450" office:value-type="float"/>
          <table:table-cell office:value="3" office:value-type="float"/>
        </table:table-row>
        <table:table-row>
          <table:table-cell office:value="500" office:value-type="float"/>
          <table:table-cell office:value="10" office:value-type="float"/>
        </table:table-row>
        <table:table-row>
          <table:table-cell office:value="560" office:value-type="float"/>
          <table:table-cell office:value="10" office:value-type="float"/>
        </table:table-row>
        <table:table-row>
          <table:table-cell office:value="640" office:value-type="float"/>
          <table:table-cell office:value="10" office:value-type="float"/>
        </table:table-row>
        <table:table-row>
          <table:table-cell office:value="720" office:value-type="float"/>
          <table:table-cell office:value="4" office:value-type="float"/>
        </table:table-row>
        <table:table-row>
          <table:table-cell office:value="800" office:value-type="float"/>
          <table:table-cell office:value="44" office:value-type="float"/>
        </table:table-row>
        <table:table-row>
          <table:table-cell office:value="900" office:value-type="float"/>
          <table:table-cell office:value="8" office:value-type="float"/>
        </table:table-row>
        <table:table-row>
          <table:table-cell office:value="1000" office:value-type="float"/>
          <table:table-cell office:value="9" office:value-type="float"/>
        </table:table-row>
        <table:table-row>
          <table:table-cell office:value="1100" office:value-type="float"/>
          <table:table-cell office:value="14" office:value-type="float"/>
        </table:table-row>
        <table:table-row>
          <table:table-cell office:value="1250" office:value-type="float"/>
          <table:table-cell office:value="10" office:value-type="float"/>
        </table:table-row>
        <table:table-row>
          <table:table-cell office:value="1400" office:value-type="float"/>
          <table:table-cell office:value="10" office:value-type="float"/>
        </table:table-row>
        <table:table-row>
          <table:table-cell office:value="1600" office:value-type="float"/>
          <table:table-cell office:value="79" office:value-type="float"/>
        </table:table-row>
        <table:table-row>
          <table:table-cell office:value="1800" office:value-type="float"/>
          <table:table-cell office:value="18" office:value-type="float"/>
        </table:table-row>
        <table:table-row>
          <table:table-cell office:value="2000" office:value-type="float"/>
          <table:table-cell office:value="17" office:value-type="float"/>
        </table:table-row>
        <table:table-row>
          <table:table-cell office:value="2200" office:value-type="float"/>
          <table:table-cell office:value="21" office:value-type="float"/>
        </table:table-row>
        <table:table-row>
          <table:table-cell office:value="2500" office:value-type="float"/>
          <table:table-cell office:value="27" office:value-type="float"/>
        </table:table-row>
        <table:table-row>
          <table:table-cell office:value="2800" office:value-type="float"/>
          <table:table-cell office:value="12" office:value-type="float"/>
        </table:table-row>
        <table:table-row>
          <table:table-cell office:value="3200" office:value-type="float"/>
          <table:table-cell office:value="13" office:value-type="float"/>
        </table:table-row>
        <table:table-row>
          <table:table-cell office:value="3600" office:value-type="float"/>
          <table:table-cell office:value="15" office:value-type="float"/>
        </table:table-row>
        <table:table-row>
          <table:table-cell office:value="4000" office:value-type="float"/>
          <table:table-cell office:value="10" office:value-type="float"/>
        </table:table-row>
        <table:table-row>
          <table:table-cell office:value="4500" office:value-type="float"/>
          <table:table-cell office:value="13" office:value-type="float"/>
        </table:table-row>
        <table:table-row>
          <table:table-cell office:value="5000" office:value-type="float"/>
          <table:table-cell office:value="17" office:value-type="float"/>
        </table:table-row>
        <table:table-row>
          <table:table-cell office:value="5600" office:value-type="float"/>
          <table:table-cell office:value="14" office:value-type="float"/>
        </table:table-row>
        <table:table-row>
          <table:table-cell office:value="6400" office:value-type="float"/>
          <table:table-cell office:value="33" office:value-type="float"/>
        </table:table-row>
        <table:table-row>
          <table:table-cell office:value="7200" office:value-type="float"/>
          <table:table-cell office:value="6" office:value-type="float"/>
        </table:table-row>
        <table:table-row>
          <table:table-cell office:value="8000" office:value-type="float"/>
          <table:table-cell office:value="8" office:value-type="float"/>
        </table:table-row>
        <table:table-row>
          <table:table-cell office:value="9000" office:value-type="float"/>
          <table:table-cell office:value="10" office:value-type="float"/>
        </table:table-row>
        <table:table-row>
          <table:table-cell office:value="10000" office:value-type="float"/>
          <table:table-cell office:value="5" office:value-type="float"/>
        </table:table-row>
        <table:table-row>
          <table:table-cell office:value="11400" office:value-type="float"/>
          <table:table-cell office:value="9" office:value-type="float"/>
        </table:table-row>
        <table:table-row>
          <table:table-cell office:value="12800" office:value-type="float"/>
          <table:table-cell office:value="80" office:value-type="float"/>
        </table:table-row>
        <table:table-row>
          <table:table-cell/>
          <table:table-cell/>
        </table:table-row>
        <table:table-row>
          <table:table-cell office:value-type="string">
            <text:p>Focal Length</text:p>
          </table:table-cell>
          <table:table-cell office:value-type="string">
            <text:p>Count</text:p>
          </table:table-cell>
        </table:table-row>
        <table:table-row>
          <table:table-cell office:value-type="string">
            <text:p>14.0 mm (35 mm equivalent: 14.0 mm)</text:p>
          </table:table-cell>
          <table:table-cell office:value="29" office:value-type="float"/>
        </table:table-row>
        <table:table-row>
          <table:table-cell office:value-type="string">
            <text:p>16.0 mm (35 mm equivalent: 16.0 mm)</text:p>
          </table:table-cell>
          <table:table-cell office:value="24" office:value-type="float"/>
        </table:table-row>
        <table:table-row>
          <table:table-cell office:value-type="string">
            <text:p>18.0 mm (35 mm equivalent: 18.0 mm)</text:p>
          </table:table-cell>
          <table:table-cell office:value="9" office:value-type="float"/>
        </table:table-row>
        <table:table-row>
          <table:table-cell office:value-type="string">
            <text:p>20.0 mm (35 mm equivalent: 20.0 mm)</text:p>
          </table:table-cell>
          <table:table-cell office:value="19" office:value-type="float"/>
        </table:table-row>
        <table:table-row>
          <table:table-cell office:value-type="string">
            <text:p>24.0 mm (35 mm equivalent: 24.0 mm)</text:p>
          </table:table-cell>
          <table:table-cell office:value="84" office:value-type="float"/>
        </table:table-row>
        <table:table-row>
          <table:table-cell office:value-type="string">
            <text:p>27.0 mm (35 mm equivalent: 27.0 mm)</text:p>
          </table:table-cell>
          <table:table-cell office:value="1" office:value-type="float"/>
        </table:table-row>
        <table:table-row>
          <table:table-cell office:value-type="string">
            <text:p>27.5 mm (35 mm equivalent: 27.0 mm)</text:p>
          </table:table-cell>
          <table:table-cell office:value="10" office:value-type="float"/>
        </table:table-row>
        <table:table-row>
          <table:table-cell office:value-type="string">
            <text:p>28.0 mm (35 mm equivalent: 28.0 mm)</text:p>
          </table:table-cell>
          <table:table-cell office:value="21" office:value-type="float"/>
        </table:table-row>
        <table:table-row>
          <table:table-cell office:value-type="string">
            <text:p>28.5 mm (35 mm equivalent: 28.0 mm)</text:p>
          </table:table-cell>
          <table:table-cell office:value="7" office:value-type="float"/>
        </table:table-row>
        <table:table-row>
          <table:table-cell office:value-type="string">
            <text:p>34.5 mm (35 mm equivalent: 34.0 mm)</text:p>
          </table:table-cell>
          <table:table-cell office:value="15" office:value-type="float"/>
        </table:table-row>
        <table:table-row>
          <table:table-cell office:value-type="string">
            <text:p>35.0 mm (35 mm equivalent: 35.0 mm)</text:p>
          </table:table-cell>
          <table:table-cell office:value="148" office:value-type="float"/>
        </table:table-row>
        <table:table-row>
          <table:table-cell office:value-type="string">
            <text:p>36.0 mm (35 mm equivalent: 36.0 mm)</text:p>
          </table:table-cell>
          <table:table-cell office:value="16" office:value-type="float"/>
        </table:table-row>
        <table:table-row>
          <table:table-cell office:value-type="string">
            <text:p>37.0 mm (35 mm equivalent: 37.0 mm)</text:p>
          </table:table-cell>
          <table:table-cell office:value="2" office:value-type="float"/>
        </table:table-row>
        <table:table-row>
          <table:table-cell office:value-type="string">
            <text:p>48.0 mm (35 mm equivalent: 48.0 mm)</text:p>
          </table:table-cell>
          <table:table-cell office:value="1" office:value-type="float"/>
        </table:table-row>
        <table:table-row>
          <table:table-cell office:value-type="string">
            <text:p>49.0 mm (35 mm equivalent: 49.0 mm)</text:p>
          </table:table-cell>
          <table:table-cell office:value="3" office:value-type="float"/>
        </table:table-row>
        <table:table-row>
          <table:table-cell office:value-type="string">
            <text:p>50.0 mm (35 mm equivalent: 50.0 mm)</text:p>
          </table:table-cell>
          <table:table-cell office:value="137" office:value-type="float"/>
        </table:table-row>
        <table:table-row>
          <table:table-cell office:value-type="string">
            <text:p>51.0 mm (35 mm equivalent: 51.0 mm)</text:p>
          </table:table-cell>
          <table:table-cell office:value="3" office:value-type="float"/>
        </table:table-row>
        <table:table-row>
          <table:table-cell office:value-type="string">
            <text:p>69.0 mm (35 mm equivalent: 69.0 mm)</text:p>
          </table:table-cell>
          <table:table-cell office:value="2" office:value-type="float"/>
        </table:table-row>
        <table:table-row>
          <table:table-cell office:value-type="string">
            <text:p>70.0 mm (35 mm equivalent: 70.0 mm)</text:p>
          </table:table-cell>
          <table:table-cell office:value="59" office:value-type="float"/>
        </table:table-row>
        <table:table-row>
          <table:table-cell office:value-type="string">
            <text:p>71.0 mm (35 mm equivalent: 71.0 mm)</text:p>
          </table:table-cell>
          <table:table-cell office:value="1" office:value-type="float"/>
        </table:table-row>
        <table:table-row>
          <table:table-cell office:value-type="string">
            <text:p>72.0 mm (35 mm equivalent: 72.0 mm)</text:p>
          </table:table-cell>
          <table:table-cell office:value="2" office:value-type="float"/>
        </table:table-row>
        <table:table-row>
          <table:table-cell office:value-type="string">
            <text:p>84.0 mm (35 mm equivalent: 84.0 mm)</text:p>
          </table:table-cell>
          <table:table-cell office:value="2" office:value-type="float"/>
        </table:table-row>
        <table:table-row>
          <table:table-cell office:value-type="string">
            <text:p>85.0 mm (35 mm equivalent: 85.0 mm)</text:p>
          </table:table-cell>
          <table:table-cell office:value="56" office:value-type="float"/>
        </table:table-row>
        <table:table-row>
          <table:table-cell office:value-type="string">
            <text:p>86.0 mm (35 mm equivalent: 86.0 mm)</text:p>
          </table:table-cell>
          <table:table-cell office:value="25" office:value-type="float"/>
        </table:table-row>
        <table:table-row>
          <table:table-cell office:value-type="string">
            <text:p>102.0 mm (35 mm equivalent: 102.0 mm)</text:p>
          </table:table-cell>
          <table:table-cell office:value="10" office:value-type="float"/>
        </table:table-row>
        <table:table-row>
          <table:table-cell office:value-type="string">
            <text:p>105.0 mm (35 mm equivalent: 105.0 mm)</text:p>
          </table:table-cell>
          <table:table-cell office:value="50" office:value-type="float"/>
        </table:table-row>
        <table:table-row>
          <table:table-cell office:value-type="string">
            <text:p>120.0 mm (35 mm equivalent: 120.0 mm)</text:p>
          </table:table-cell>
          <table:table-cell office:value="13" office:value-type="float"/>
        </table:table-row>
        <table:table-row>
          <table:table-cell office:value-type="string">
            <text:p>122.0 mm (35 mm equivalent: 122.0 mm)</text:p>
          </table:table-cell>
          <table:table-cell office:value="1" office:value-type="float"/>
        </table:table-row>
        <table:table-row>
          <table:table-cell office:value-type="string">
            <text:p>135.0 mm (35 mm equivalent: 135.0 mm)</text:p>
          </table:table-cell>
          <table:table-cell office:value="81" office:value-type="float"/>
        </table:table-row>
        <table:table-row>
          <table:table-cell office:value-type="string">
            <text:p>170.0 mm (35 mm equivalent: 170.0 mm)</text:p>
          </table:table-cell>
          <table:table-cell office:value="1" office:value-type="float"/>
        </table:table-row>
        <table:table-row>
          <table:table-cell office:value-type="string">
            <text:p>185.0 mm (35 mm equivalent: 185.0 mm)</text:p>
          </table:table-cell>
          <table:table-cell office:value="1" office:value-type="float"/>
        </table:table-row>
        <table:table-row>
          <table:table-cell office:value-type="string">
            <text:p>190.0 mm (35 mm equivalent: 190.0 mm)</text:p>
          </table:table-cell>
          <table:table-cell office:value="4" office:value-type="float"/>
        </table:table-row>
        <table:table-row>
          <table:table-cell office:value-type="string">
            <text:p>200.0 mm (35 mm equivalent: 200.0 mm)</text:p>
          </table:table-cell>
          <table:table-cell office:value="148" office:value-type="float"/>
        </table:table-row>
        <table:table-row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2-11T10:53:54.170407</meta:creation-date>
    <dc:date>2022-02-11T10:53:54.177414</dc:date>
    <meta:generator>http://pypi.python.org/pypi/ezodf/0.1.0$Python3.9.7 (tags/v3.9.7:1016ef3, Aug 30 2021, 20:19:38) [MSC v.1929 64 bit (AMD64)]</meta:generator>
    <meta:document-statistic/>
    <meta:editing-cycles>1</meta:editing-cycles>
  </office:meta>
</office:document-meta>
</file>